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1d1649" officeooo:paragraph-rsid="001d16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text-properties officeooo:rsid="001d1649" officeooo:paragraph-rsid="001d16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justify" style:justify-single-word="false"/>
      <style:text-properties officeooo:rsid="001d1649" officeooo:paragraph-rsid="001d16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Welcome</text:p>
            <text:p text:style-name="P2"/>
            <text:p text:style-name="P3">There comes a day soon when life as we know it will end. There isn’t anything wrong with that, but we understand it’s complications.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hat Is Life?</text:p>
            <text:p text:style-name="P2"/>
            <text:p text:style-name="P3">To put it simply life is what life is not. That is to say that life will come along long before you are able to understand it all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>What Isn’t life?</text:p>
            <text:p text:style-name="P2"/>
            <text:p text:style-name="P3">Ah the true question that we come to. Life is but a world where nothing exists. And we are here but to learn from our experienc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0T04:02:51.422000000</meta:creation-date>
    <dc:date>2022-09-10T04:05:28.096000000</dc:date>
    <meta:editing-duration>PT2M36S</meta:editing-duration>
    <meta:editing-cycles>2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6" meta:word-count="85" meta:character-count="428" meta:non-whitespace-character-count="349"/>
  </office:meta>
</office:document-meta>
</file>